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SOTO LLACUA CHANDRIKA BENAZIR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SATIP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1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SOTO LLACUA CHANDRIKA BENAZIR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0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400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FR NEGR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S BB FR. ROJO:</text:p>
          </table:table-cell>
          <table:table-cell table:style-name="Tabla1.B9" office:value-type="string">
            <text:p text:style-name="P1">200</text:p>
          </table:table-cell>
        </table:table-row>
        <table:table-row>
          <table:table-cell table:style-name="Tabla1.A6" office:value-type="float" office:value="0">
            <text:p text:style-name="P1">GALLINA BB ROJA:</text:p>
          </table:table-cell>
          <table:table-cell table:style-name="Tabla1.B12" office:value-type="string">
            <text:p text:style-name="P1">100</text:p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1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1T18:13:40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